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c07" officeooo:paragraph-rsid="00043c07"/>
    </style:style>
    <style:style style:name="P2" style:family="paragraph" style:parent-style-name="Standard">
      <style:text-properties fo:font-weight="bold" officeooo:rsid="00043c07" officeooo:paragraph-rsid="00043c07" style:font-weight-asian="bold" style:font-weight-complex="bold"/>
    </style:style>
    <style:style style:name="P3" style:family="paragraph" style:parent-style-name="Standard">
      <style:text-properties fo:font-weight="bold" officeooo:rsid="0005a3a5" officeooo:paragraph-rsid="0005a3a5" style:font-weight-asian="bold" style:font-weight-complex="bold"/>
    </style:style>
    <style:style style:name="P4" style:family="paragraph" style:parent-style-name="Standard">
      <style:text-properties officeooo:rsid="000449c9" officeooo:paragraph-rsid="000449c9"/>
    </style:style>
    <style:style style:name="P5" style:family="paragraph" style:parent-style-name="Standard">
      <style:text-properties officeooo:rsid="000449c9" officeooo:paragraph-rsid="00054654"/>
    </style:style>
    <style:style style:name="P6" style:family="paragraph" style:parent-style-name="Standard">
      <style:text-properties officeooo:rsid="00054654" officeooo:paragraph-rsid="00054654"/>
    </style:style>
    <style:style style:name="P7" style:family="paragraph" style:parent-style-name="Standard">
      <style:text-properties fo:font-weight="normal" officeooo:rsid="00054654" officeooo:paragraph-rsid="00054654" style:font-weight-asian="normal" style:font-weight-complex="normal"/>
    </style:style>
    <style:style style:name="P8" style:family="paragraph" style:parent-style-name="Standard">
      <style:text-properties fo:font-weight="normal" officeooo:rsid="0005a3a5" officeooo:paragraph-rsid="0005a3a5" style:font-weight-asian="normal" style:font-weight-complex="normal"/>
    </style:style>
    <style:style style:name="P9" style:family="paragraph" style:parent-style-name="Standard">
      <style:text-properties fo:font-weight="normal" officeooo:rsid="00062425" officeooo:paragraph-rsid="00062425" style:font-weight-asian="normal" style:font-weight-complex="normal"/>
    </style:style>
    <style:style style:name="P10" style:family="paragraph" style:parent-style-name="Standard">
      <style:text-properties fo:font-weight="normal" officeooo:rsid="0009055c" officeooo:paragraph-rsid="0009055c" style:font-weight-asian="normal" style:font-weight-complex="normal"/>
    </style:style>
    <style:style style:name="P11" style:family="paragraph" style:parent-style-name="Standard">
      <style:text-properties fo:font-weight="normal" officeooo:rsid="000c6b71" officeooo:paragraph-rsid="000c6b71" style:font-weight-asian="normal" style:font-weight-complex="normal"/>
    </style:style>
    <style:style style:name="P12" style:family="paragraph" style:parent-style-name="Standard">
      <style:text-properties fo:font-weight="normal" officeooo:rsid="000edffa" officeooo:paragraph-rsid="000edffa" style:font-weight-asian="normal" style:font-weight-complex="normal"/>
    </style:style>
    <style:style style:name="P13" style:family="paragraph" style:parent-style-name="Standard">
      <style:text-properties fo:font-weight="normal" officeooo:rsid="0015e0d8" officeooo:paragraph-rsid="0015e0d8" style:font-weight-asian="normal" style:font-weight-complex="normal"/>
    </style:style>
    <style:style style:name="P14" style:family="paragraph" style:parent-style-name="Preformatted_20_Text">
      <style:text-properties officeooo:rsid="00043c07" officeooo:paragraph-rsid="00043c07"/>
    </style:style>
    <style:style style:name="P15" style:family="paragraph" style:parent-style-name="Preformatted_20_Text">
      <style:text-properties officeooo:rsid="00054654" officeooo:paragraph-rsid="00054654"/>
    </style:style>
    <style:style style:name="P16" style:family="paragraph" style:parent-style-name="Preformatted_20_Text">
      <style:text-properties officeooo:paragraph-rsid="00054654"/>
    </style:style>
    <style:style style:name="P17" style:family="paragraph" style:parent-style-name="Preformatted_20_Text">
      <style:text-properties officeooo:paragraph-rsid="0005a3a5"/>
    </style:style>
    <style:style style:name="P18" style:family="paragraph" style:parent-style-name="Preformatted_20_Text">
      <style:text-properties fo:font-weight="normal" officeooo:rsid="00054654" officeooo:paragraph-rsid="00054654" style:font-weight-asian="normal" style:font-weight-complex="normal"/>
    </style:style>
    <style:style style:name="P19" style:family="paragraph" style:parent-style-name="Preformatted_20_Text">
      <style:text-properties fo:font-weight="normal" officeooo:rsid="0005a3a5" officeooo:paragraph-rsid="0005a3a5" style:font-weight-asian="normal" style:font-weight-complex="normal"/>
    </style:style>
    <style:style style:name="P20" style:family="paragraph" style:parent-style-name="Preformatted_20_Text">
      <style:text-properties fo:font-weight="normal" officeooo:rsid="00062425" officeooo:paragraph-rsid="00062425" style:font-weight-asian="normal" style:font-weight-complex="normal"/>
    </style:style>
    <style:style style:name="P21" style:family="paragraph" style:parent-style-name="Preformatted_20_Text">
      <style:text-properties fo:font-weight="normal" officeooo:rsid="0009055c" officeooo:paragraph-rsid="0009055c" style:font-weight-asian="normal" style:font-weight-complex="normal"/>
    </style:style>
    <style:style style:name="P22" style:family="paragraph" style:parent-style-name="Preformatted_20_Text">
      <style:text-properties fo:font-weight="normal" officeooo:rsid="0009055c" officeooo:paragraph-rsid="000a85eb" style:font-weight-asian="normal" style:font-weight-complex="normal"/>
    </style:style>
    <style:style style:name="P23" style:family="paragraph" style:parent-style-name="Preformatted_20_Text">
      <style:text-properties fo:font-weight="normal" officeooo:rsid="000edffa" officeooo:paragraph-rsid="000edffa" style:font-weight-asian="normal" style:font-weight-complex="normal"/>
    </style:style>
    <style:style style:name="P24" style:family="paragraph" style:parent-style-name="Preformatted_20_Text">
      <style:text-properties officeooo:paragraph-rsid="00062425"/>
    </style:style>
    <style:style style:name="P25" style:family="paragraph" style:parent-style-name="Preformatted_20_Text">
      <style:text-properties officeooo:rsid="00062425" officeooo:paragraph-rsid="00062425"/>
    </style:style>
    <style:style style:name="P26" style:family="paragraph" style:parent-style-name="Preformatted_20_Text">
      <style:text-properties officeooo:rsid="00062425" officeooo:paragraph-rsid="000c9c08"/>
    </style:style>
    <style:style style:name="P27" style:family="paragraph" style:parent-style-name="Preformatted_20_Text">
      <style:text-properties officeooo:rsid="0006a193" officeooo:paragraph-rsid="0006a193"/>
    </style:style>
    <style:style style:name="P28" style:family="paragraph" style:parent-style-name="Preformatted_20_Text">
      <style:text-properties officeooo:rsid="000c9c08" officeooo:paragraph-rsid="000c9c08"/>
    </style:style>
    <style:style style:name="P29" style:family="paragraph" style:parent-style-name="Preformatted_20_Text">
      <style:text-properties officeooo:paragraph-rsid="0009055c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0449c9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054654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05a3a5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rsid="00043c07" officeooo:paragraph-rsid="000449c9"/>
    </style:style>
    <style:style style:name="P35" style:family="paragraph" style:parent-style-name="Heading_20_2">
      <style:text-properties fo:font-weight="normal" officeooo:rsid="0009055c" officeooo:paragraph-rsid="0009055c" style:font-weight-asian="normal" style:font-weight-complex="normal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160d2d"/>
    </style:style>
    <style:style style:name="P37" style:family="paragraph" style:parent-style-name="Preformatted_20_Text">
      <style:text-properties officeooo:rsid="00062425" officeooo:paragraph-rsid="00062425"/>
    </style:style>
    <style:style style:name="P38" style:family="paragraph" style:parent-style-name="Preformatted_20_Text">
      <style:text-properties officeooo:rsid="00164547" officeooo:paragraph-rsid="00164547"/>
    </style:style>
    <style:style style:name="T1" style:family="text">
      <style:text-properties officeooo:rsid="000449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3a5" style:font-weight-asian="bold" style:font-weight-complex="bold"/>
    </style:style>
    <style:style style:name="T4" style:family="text">
      <style:text-properties fo:font-weight="bold" officeooo:rsid="0006a193" style:font-weight-asian="bold" style:font-weight-complex="bold"/>
    </style:style>
    <style:style style:name="T5" style:family="text">
      <style:text-properties fo:font-weight="bold" officeooo:rsid="00160d2d" style:font-weight-asian="bold" style:font-weight-complex="bold"/>
    </style:style>
    <style:style style:name="T6" style:family="text">
      <style:text-properties officeooo:rsid="0005a3a5"/>
    </style:style>
    <style:style style:name="T7" style:family="text">
      <style:text-properties officeooo:rsid="00062425"/>
    </style:style>
    <style:style style:name="T8" style:family="text">
      <style:text-properties fo:font-weight="normal" officeooo:rsid="00062425" style:font-weight-asian="normal" style:font-weight-complex="normal"/>
    </style:style>
    <style:style style:name="T9" style:family="text">
      <style:text-properties officeooo:rsid="000a85eb"/>
    </style:style>
    <style:style style:name="T10" style:family="text">
      <style:text-properties officeooo:rsid="001287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de instalación de simulación de ardupilot</text:p>
      <text:p text:style-name="P1"/>
      <text:p text:style-name="P1">Instalación de Gazebo simulator:</text:p>
      <text:p text:style-name="P1">-las instrucciones han sido derivadas de la página menciona en la dev de copter</text:p>
      <text:p text:style-name="P1">-install required dependencies: pasos 1, 2 3 <text:s/>(bien)</text:p>
      <text:p text:style-name="P1">-se hace la carpeta de trabajo de gazebo</text:p>
      <text:p text:style-name="P1">-<text:span text:style-name="T1">dart: algunos paquetes en el update no se pudieron completar en la descarga, tal no sea problema.</text:span></text:p>
      <text:p text:style-name="P1">-<text:span text:style-name="T1">player support no se encontró el paquetes</text:span></text:p>
      <text:p text:style-name="P1">-<text:span text:style-name="T1">se ahce el build de las depencias desde source , similar a la guia peor esta incompleta</text:span></text:p>
      <text:p text:style-name="P2">-<text:span text:style-name="T1">math from source</text:span></text:p>
      <text:p text:style-name="P1"/>
      <text:p text:style-name="P14"><text:span text:style-name="Source_20_Text">sudo apt-get install build-essential \</text:span></text:p>
      <text:p text:style-name="Preformatted_20_Text"><text:span text:style-name="Source_20_Text"><text:s text:c="21"/>cmake \</text:span></text:p>
      <text:p text:style-name="P30"><text:span text:style-name="Source_20_Text"><text:s text:c="21"/>mercurial</text:span></text:p>
      <text:p text:style-name="P14">hg clone https://bitbucket.org/ignitionrobotics/ign-math ~/gazebo_ws/ign-math</text:p>
      <text:p text:style-name="P14"/>
      <text:p text:style-name="P14">cd ~/gazebo_ws/ign-math</text:p>
      <text:p text:style-name="P14"/>
      <text:p text:style-name="P14">mkdir build</text:p>
      <text:p text:style-name="Preformatted_20_Text">cd build</text:p>
      <text:p text:style-name="Preformatted_20_Text">cmake .. -DCMAKE_INSTALL_PREFIX=/usr</text:p>
      <text:p text:style-name="P31">make -j4</text:p>
      <text:p text:style-name="P34">sudo make install</text:p>
      <text:p text:style-name="P4">cd ..</text:p>
      <text:p text:style-name="P4"/>
      <text:p text:style-name="P6"><text:span text:style-name="Source_20_Text">hg up ign-math3</text:span></text:p>
      <text:p text:style-name="P6"><text:span text:style-name="Source_20_Text">cd build</text:span></text:p>
      <text:p text:style-name="P15"><text:span text:style-name="Source_20_Text">cmake .. -DCMAKE_INSTALL_PREFIX=/usr</text:span></text:p>
      <text:p text:style-name="Preformatted_20_Text">make -j4</text:p>
      <text:p text:style-name="P30">sudo make install</text:p>
      <text:p text:style-name="P5">cd ..</text:p>
      <text:p text:style-name="P5"/>
      <text:p text:style-name="P6"><text:span text:style-name="Source_20_Text">hg up ign-math2</text:span></text:p>
      <text:p text:style-name="P6"><text:span text:style-name="Source_20_Text">cd build</text:span></text:p>
      <text:p text:style-name="P15"><text:span text:style-name="Source_20_Text">cmake .. -DCMAKE_INSTALL_PREFIX=/usr</text:span></text:p>
      <text:p text:style-name="P16">make -j4</text:p>
      <text:p text:style-name="P32">sudo make install</text:p>
      <text:p text:style-name="P6"><text:span text:style-name="Source_20_Text"><text:span text:style-name="T2">-sdformat</text:span></text:span></text:p>
      <text:p text:style-name="P6"><text:span text:style-name="Source_20_Text"><text:span text:style-name="T2"/></text:span></text:p>
      <text:p text:style-name="P15"><text:span text:style-name="Source_20_Text"><text:span text:style-name="T2">sudo apt-get install build-essential \</text:span></text:span></text:p>
      <text:p text:style-name="Preformatted_20_Text"><text:span text:style-name="Source_20_Text"><text:s text:c="21"/>cmake \</text:span></text:p>
      <text:p text:style-name="Preformatted_20_Text"><text:span text:style-name="Source_20_Text"><text:s text:c="21"/>mercurial \</text:span></text:p>
      <text:p text:style-name="Preformatted_20_Text"><text:span text:style-name="Source_20_Text"><text:s text:c="21"/>python \</text:span></text:p>
      <text:p text:style-name="Preformatted_20_Text"><text:span text:style-name="Source_20_Text"><text:s text:c="21"/>libboost-system-dev \</text:span></text:p>
      <text:p text:style-name="Preformatted_20_Text"><text:span text:style-name="Source_20_Text"><text:s text:c="21"/>libboost-filesystem-dev \</text:span></text:p>
      <text:p text:style-name="Preformatted_20_Text"><text:span text:style-name="Source_20_Text"><text:s text:c="21"/>libboost-program-options-dev \</text:span></text:p>
      <text:p text:style-name="Preformatted_20_Text"><text:span text:style-name="Source_20_Text"><text:s text:c="21"/>libboost-regex-dev \</text:span></text:p>
      <text:p text:style-name="Preformatted_20_Text"><text:span text:style-name="Source_20_Text"><text:s text:c="21"/>libboost-iostreams-dev \</text:span></text:p>
      <text:p text:style-name="Preformatted_20_Text"><text:span text:style-name="Source_20_Text"><text:s text:c="21"/>libtinyxml-dev \</text:span></text:p>
      <text:p text:style-name="Preformatted_20_Text"><text:span text:style-name="Source_20_Text"><text:s text:c="21"/>libxml2-utils \</text:span></text:p>
      <text:p text:style-name="Preformatted_20_Text"><text:span text:style-name="Source_20_Text"><text:s text:c="21"/>ruby-dev \</text:span></text:p>
      <text:p text:style-name="P30"><text:span text:style-name="Source_20_Text"><text:s text:c="21"/>ruby</text:span></text:p>
      <text:p text:style-name="P30"><text:soft-page-break/><text:span text:style-name="Source_20_Text">hg clone https://bitbucket.org/osrf/sdformat ~/gazebo_ws/sdformat</text:span></text:p>
      <text:p text:style-name="P30">cd ~/gazebo_ws/sdformat</text:p>
      <text:p text:style-name="P30"><text:span text:style-name="Source_20_Text">mkdir build</text:span></text:p>
      <text:p text:style-name="Preformatted_20_Text">cd build</text:p>
      <text:p text:style-name="P30">cmake .. -DCMAKE_INSTALL_PREFIX=/usr</text:p>
      <text:p text:style-name="P30"><text:span text:style-name="Source_20_Text">make -j4</text:span></text:p>
      <text:p text:style-name="P30">sudo make install</text:p>
      <text:p text:style-name="P33"><text:span text:style-name="Source_20_Text"><text:span text:style-name="T6">cd ..</text:span></text:span></text:p>
      <text:p text:style-name="P33"><text:span text:style-name="Source_20_Text"><text:span text:style-name="T6">en sdformat</text:span></text:span></text:p>
      <text:p text:style-name="P33"><text:span text:style-name="Source_20_Text"><text:span text:style-name="T6">hg up sdf4</text:span></text:span></text:p>
      <text:p text:style-name="P17">cd build</text:p>
      <text:p text:style-name="P33">cmake .. -DCMAKE_INSTALL_PREFIX=/usr</text:p>
      <text:p text:style-name="P33"><text:span text:style-name="Source_20_Text">make -j4</text:span></text:p>
      <text:p text:style-name="P33"><text:span text:style-name="Source_20_Text">sudo make install</text:span></text:p>
      <text:p text:style-name="P30"><text:span text:style-name="Source_20_Text"><text:span text:style-name="T2">-</text:span></text:span><text:span text:style-name="Source_20_Text"><text:span text:style-name="T3">messages</text:span></text:span></text:p>
      <text:p text:style-name="P30"><text:span text:style-name="Source_20_Text"><text:span text:style-name="T3">sudo apt-get install build-essential \</text:span></text:span></text:p>
      <text:p text:style-name="Preformatted_20_Text"><text:span text:style-name="Source_20_Text"><text:s text:c="21"/>cmake \</text:span></text:p>
      <text:p text:style-name="Preformatted_20_Text"><text:span text:style-name="Source_20_Text"><text:s text:c="21"/>mercurial \</text:span></text:p>
      <text:p text:style-name="Preformatted_20_Text"><text:span text:style-name="Source_20_Text"><text:s text:c="21"/>libprotoc-dev \</text:span></text:p>
      <text:p text:style-name="Preformatted_20_Text"><text:span text:style-name="Source_20_Text"><text:s text:c="21"/>libprotobuf-dev \</text:span></text:p>
      <text:p text:style-name="P30"><text:span text:style-name="Source_20_Text"><text:s text:c="21"/>protobuf-compiler</text:span></text:p>
      <text:p text:style-name="P36"><text:span text:style-name="Source_20_Text"><text:span text:style-name="T5">https://bitbucket.org/ignitionrobotics/ign-msgs/src/ign-msgs0/</text:span></text:span></text:p>
      <text:p text:style-name="P18">hg clone https://bitbucket.org/ignitionrobotics/ign-msgs ~/gazebo_ws/ign-msgs</text:p>
      <text:p text:style-name="P7"/>
      <text:p text:style-name="P19">cd ~/gazebo_ws/ign-msgs</text:p>
      <text:p text:style-name="Preformatted_20_Text">mkdir build</text:p>
      <text:p text:style-name="Preformatted_20_Text">cd build</text:p>
      <text:p text:style-name="Preformatted_20_Text">cmake .. -DCMAKE_INSTALL_PREFIX=/usr</text:p>
      <text:p text:style-name="Preformatted_20_Text"/>
      <text:p text:style-name="P8">habia un warning y <text:s/>sudo gem install protobuf</text:p>
      <text:p text:style-name="Preformatted_20_Text"/>
      <text:p text:style-name="Preformatted_20_Text">make -j4</text:p>
      <text:p text:style-name="P30">sudo make install</text:p>
      <text:p text:style-name="P8"/>
      <text:p text:style-name="P3">-<text:span text:style-name="T7">tools</text:span></text:p>
      <text:p text:style-name="P8"/>
      <text:p text:style-name="P20">hg clone https://bitbucket.org/ignitionrobotics/ign-tools ~/gazebo_ws/ign-tools</text:p>
      <text:p text:style-name="Preformatted_20_Text">cd ~/gazebo_ws/ign-tools</text:p>
      <text:p text:style-name="Preformatted_20_Text">mkdir build</text:p>
      <text:p text:style-name="Preformatted_20_Text">cd build</text:p>
      <text:p text:style-name="Preformatted_20_Text">cmake .. -DCMAKE_INSTALL_PREFIX=/usr</text:p>
      <text:p text:style-name="Preformatted_20_Text"><text:soft-page-break/>make -j4</text:p>
      <text:p text:style-name="P30">sudo make install</text:p>
      <text:p text:style-name="P9">-transport:</text:p>
      <text:p text:style-name="P9"/>
      <text:p text:style-name="P20">sudo apt-get remove libignition-transport2-dev</text:p>
      <text:p text:style-name="P9"/>
      <text:p text:style-name="P9"/>
      <text:p text:style-name="P20">sudo apt-get install mercurial cmake pkg-config python ruby-ronn libprotoc-dev libprotobuf-dev protobuf-compiler uuid-dev libzmq3-dev libignition-msgs-dev</text:p>
      <text:p text:style-name="P9"/>
      <text:p text:style-name="P24"><text:span text:style-name="T8">hg clone </text:span><text:a xlink:type="simple" xlink:href="https://bitbucket.org/ignitionrobotics/ign-transport" text:style-name="Internet_20_link" text:visited-style-name="Visited_20_Internet_20_Link"><text:span text:style-name="T8">https://bitbucket.org/ignitionrobotics/ign-transport</text:span></text:a><text:span text:style-name="T8"> </text:span>~/gazebo_ws/ign-t<text:span text:style-name="T7">ransport </text:span></text:p>
      <text:p text:style-name="P24"/>
      <text:p text:style-name="P25">cd ~/gazebo_ws/ign-transport</text:p>
      <text:p text:style-name="P25"/>
      <text:p text:style-name="P25">mkdir build</text:p>
      <text:p text:style-name="P25">cd build</text:p>
      <text:p text:style-name="P25">cmake .. -DCMAKE_INSTALL_PREFIX=/usr</text:p>
      <text:p text:style-name="P25"/>
      <text:p text:style-name="P25">make -j4</text:p>
      <text:p text:style-name="P25">sudo make install</text:p>
      <text:p text:style-name="P25"/>
      <text:p text:style-name="P28">cd <text:span text:style-name="T7">~/gazebo_ws/ign-transport</text:span></text:p>
      <text:p text:style-name="P25"/>
      <text:p text:style-name="P28">hg up ign-transport2</text:p>
      <text:p text:style-name="P26">cmake .. -DCMAKE_INSTALL_PREFIX=/usr</text:p>
      <text:p text:style-name="P26"/>
      <text:p text:style-name="P26">make -j4</text:p>
      <text:p text:style-name="P26">sudo make install</text:p>
      <text:p text:style-name="P26"/>
      <text:p text:style-name="P25"/>
      <text:p text:style-name="P38">errores <text:a xlink:type="simple" xlink:href="https://bitbucket.org/ignitionrobotics/ign-transport/pull-requests/298/make-ign-transport-compatible-with-ign/diff" text:style-name="Internet_20_link" text:visited-style-name="Visited_20_Internet_20_Link">https://bitbucket.org/ignitionrobotics/ign-transport/pull-requests/298/make-ign-transport-compatible-with-ign/diff</text:a></text:p>
      <text:p text:style-name="P38"/>
      <text:p text:style-name="P25"/>
      <text:p text:style-name="P25">-<text:span text:style-name="T4">gazebo</text:span></text:p>
      <text:p text:style-name="P25"/>
      <text:p text:style-name="P27">hg clone https://bitbucket.org/osrf/gazebo ~/gazebo_ws/gazebo</text:p>
      <text:p text:style-name="P27"/>
      <text:p text:style-name="P27"/>
      <text:p text:style-name="P20"/>
      <text:p text:style-name="P20"><text:span text:style-name="Source_20_Text">sudo apt-get install libusb-1.0-0-dev</text:span></text:p>
      <text:p text:style-name="P20"><text:span text:style-name="Source_20_Text"/></text:p>
      <text:p text:style-name="P10">qt creator (instalacion de la pagina misma) <text:span text:style-name="T9">para version 4 requiere el gazebo</text:span></text:p>
      <text:p text:style-name="P11">hay conflictos entre versiones del qt</text:p>
      <text:p text:style-name="P10">sudo apt-get install qt-sdk</text:p>
      <text:p text:style-name="P10"/>
      <text:p text:style-name="P10">librerias usadas en px4</text:p>
      <text:p text:style-name="P10"/>
      <text:p text:style-name="P21"><text:span text:style-name="Source_20_Text">sudo apt-get install libhdf5-serial-dev</text:span></text:p>
      <text:p text:style-name="P22"><text:span text:style-name="Source_20_Text"><text:span text:style-name="T9">(not found hdf5)</text:span></text:span></text:p>
      <text:h text:style-name="P35" text:outline-level="2">Install libqwt-dev</text:h>
      <text:p text:style-name="P10"/>
      <text:p text:style-name="P10"/>
      <text:p text:style-name="P21">sudo apt-get update</text:p>
      <text:p text:style-name="P30">sudo apt-get install libqwt-dev</text:p>
      <text:p text:style-name="P10"><text:soft-page-break/></text:p>
      <text:p text:style-name="P10"/>
      <text:p text:style-name="P10"/>
      <text:p text:style-name="P10"/>
      <text:p text:style-name="P21">export PATH=$PATH:$HOME/ardupilot/Tools/autotest</text:p>
      <text:p text:style-name="P10"/>
      <text:p text:style-name="P10"/>
      <text:p text:style-name="P29">cd ~/ardupilot/ArduCopter</text:p>
      <text:p text:style-name="P30">sim_vehicle.py -f gazebo-iris -D --console --map</text:p>
      <text:p text:style-name="P29"/>
      <text:p text:style-name="P30">output add 127.0.0.1:14552</text:p>
      <text:p text:style-name="P30"/>
      <text:p text:style-name="P10"/>
      <text:p text:style-name="P10"/>
      <text:p text:style-name="P21">cd ~/gazebo</text:p>
      <text:p text:style-name="P30">gazebo --verbose worlds/iris_arducopter_demo.world</text:p>
      <text:p text:style-name="P10"/>
      <text:p text:style-name="P12">python <text:span text:style-name="T10">prueba1</text:span>.py --connect 127.0.0.1:14552</text:p>
      <text:p text:style-name="P12"/>
      <text:p text:style-name="P23">wp load ../Tools/autotest/ArduPlane-Missions/CMAC-toff-loop.txt</text:p>
      <text:p text:style-name="P12"/>
      <text:p text:style-name="P13">sudo python –connect /dev/serial0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2:44:45.808233445</meta:creation-date>
    <dc:date>2018-07-24T18:14:22.738954374</dc:date>
    <meta:editing-duration>PT5H30M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120" meta:word-count="403" meta:character-count="3774" meta:non-whitespace-character-count="3093"/>
  </office:meta>
</office:document-meta>
</file>